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ff950e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05cm" fo:min-width="9.1cm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4cm" fo:min-width="1.45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48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71cm" fo:min-width="1.55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25cm" fo:min-width="1.52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923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9cm" fo:min-width="2.21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85cm" fo:min-width="2.751cm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6.85cm" fo:min-width="25.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09cm"/>
    </style:style>
    <style:style style:name="gr1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5.35cm" fo:min-width="24.9cm"/>
    </style:style>
    <style:style style:name="gr16" style:family="graphic" style:parent-style-name="standard">
      <style:graphic-properties draw:stroke="none" draw:fill="none" fo:min-height="0.705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3.25cm" fo:min-width="24.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8.25cm" fo:min-width="23.8cm"/>
    </style:style>
    <style:style style:name="gr19" style:family="graphic" style:parent-style-name="standard">
      <style:graphic-properties draw:stroke="none" draw:fill="none" fo:min-height="0.605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56cm" fo:min-width="2.079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4.179cm" fo:padding-top="0.142cm" fo:padding-bottom="0.142cm" fo:padding-left="0.267cm" fo:padding-right="0.26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9cm" fo:min-width="1.15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4cm" fo:min-width="1.552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16cm" fo:min-width="2.266cm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2.248cm" fo:padding-top="0.142cm" fo:padding-bottom="0.142cm" fo:padding-left="0.267cm" fo:padding-right="0.267cm"/>
    </style:style>
    <style:style style:name="gr2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0.65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2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616cm" fo:min-width="1.466cm" fo:padding-top="0.142cm" fo:padding-bottom="0.142cm" fo:padding-left="0.267cm" fo:padding-right="0.267cm"/>
    </style:style>
    <style:style style:name="gr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047cm"/>
    </style:style>
    <style:style style:name="gr33" style:family="graphic" style:parent-style-name="standard">
      <style:graphic-properties svg:stroke-color="#000000" draw:fill-color="#ffffff" draw:textarea-horizontal-align="justify" draw:textarea-vertical-align="middle" draw:auto-grow-height="false" fo:min-height="1.34cm" fo:min-width="2.7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2.1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19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1.8cm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0.986cm"/>
    </style:style>
    <style:style style:name="gr3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24cm" fo:min-width="2.552cm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000080" draw:textarea-horizontal-align="justify" draw:textarea-vertical-align="middle" draw:auto-grow-height="false" fo:min-height="0.756cm" fo:min-width="2.079cm" fo:padding-top="0.142cm" fo:padding-bottom="0.142cm" fo:padding-left="0.267cm" fo:padding-right="0.267cm"/>
    </style:style>
    <style:style style:name="gr41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1.024cm" fo:min-width="1.552cm"/>
    </style:style>
    <style:style style:name="gr42" style:family="graphic" style:parent-style-name="standard">
      <style:graphic-properties svg:stroke-width="0.035cm" svg:stroke-color="#000000" draw:marker-start-width="0.252cm" draw:marker-end-width="0.252cm" draw:fill-color="#008000" draw:textarea-horizontal-align="justify" draw:textarea-vertical-align="middle" draw:auto-grow-height="false" fo:min-height="0.725cm" fo:min-width="1.524cm" fo:padding-top="0.142cm" fo:padding-bottom="0.142cm" fo:padding-left="0.267cm" fo:padding-right="0.267cm"/>
    </style:style>
    <style:style style:name="gr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cm" fo:min-width="1.622cm"/>
    </style:style>
    <style:style style:name="gr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2cm" fo:min-width="1.198cm"/>
    </style:style>
    <style:style style:name="gr45" style:family="graphic" style:parent-style-name="standard">
      <style:graphic-properties draw:stroke="none" svg:stroke-color="#000000" draw:fill="none" draw:fill-color="#ffffff" fo:min-height="1.40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1cm" fo:min-width="0cm"/>
    </style:style>
    <style:style style:name="gr4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36cm" fo:min-width="1.266cm" fo:padding-top="0.142cm" fo:padding-bottom="0.142cm" fo:padding-left="0.267cm" fo:padding-right="0.267cm"/>
    </style:style>
    <style:style style:name="gr4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0.95cm" fo:min-width="24.9cm"/>
    </style:style>
    <style:style style:name="gr4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95cm" fo:min-width="24.4cm"/>
    </style:style>
    <style:style style:name="gr5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16cm" fo:min-width="1.479cm" fo:padding-top="0.142cm" fo:padding-bottom="0.142cm" fo:padding-left="0.267cm" fo:padding-right="0.267cm"/>
    </style:style>
    <style:style style:name="gr5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6cm" fo:min-width="1.566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416cm" fo:min-width="2.779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loext:graphic-properties draw:fill="none"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text-underline-style="solid" style:text-underline-width="auto" style:text-underline-color="font-color"/>
    </style:style>
    <style:style style:name="P7" style:family="paragraph">
      <loext:graphic-properties draw:fill="none"/>
      <style:text-properties fo:font-size="12pt"/>
    </style:style>
    <style:style style:name="P8" style:family="paragraph">
      <loext:graphic-properties draw:fill="solid" draw:fill-color="#ffffff"/>
      <style:paragraph-properties fo:text-align="center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text-properties fo:font-size="12pt"/>
    </style:style>
    <style:style style:name="P10" style:family="paragraph">
      <loext:graphic-properties draw:fill="none" draw:fill-color="#ffffff"/>
      <style:text-properties fo:font-size="12pt" style:font-size-asian="14pt" style:font-size-complex="14pt"/>
    </style:style>
    <style:style style:name="P11" style:family="paragraph">
      <loext:graphic-properties draw:fill="solid" draw:fill-color="#ffffff"/>
      <style:paragraph-properties fo:text-align="center"/>
      <style:text-properties fo:font-size="12pt" style:font-size-asian="10pt" style:font-size-complex="1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0080"/>
      <style:paragraph-properties fo:text-align="center"/>
      <style:text-properties fo:font-size="12pt"/>
    </style:style>
    <style:style style:name="P14" style:family="paragraph">
      <loext:graphic-properties draw:fill="solid" draw:fill-color="#ffff00"/>
      <style:paragraph-properties fo:text-align="center"/>
      <style:text-properties fo:font-size="12pt" style:font-size-asian="14pt" style:font-size-complex="14pt"/>
    </style:style>
    <style:style style:name="P15" style:family="paragraph">
      <loext:graphic-properties draw:fill-color="#008000"/>
      <style:paragraph-properties fo:text-align="center"/>
      <style:text-properties fo:color="#ffffff" fo:font-size="12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P18" style:family="paragraph">
      <style:paragraph-properties fo:text-align="center"/>
      <style:text-properties fo:font-style="normal" style:font-style-asian="normal" style:font-style-complex="normal"/>
    </style:style>
    <style:style style:name="P19" style:family="paragraph">
      <loext:graphic-properties draw:fill="solid" draw:fill-color="#ffffff"/>
      <style:paragraph-properties fo:text-align="center"/>
      <style:text-properties fo:font-size="12pt" fo:font-style="normal" style:font-size-asian="14pt" style:font-style-asian="normal" style:font-size-complex="14pt" style:font-style-complex="normal"/>
    </style:style>
    <style:style style:name="T1" style:family="text">
      <style:text-properties fo:font-size="12pt"/>
    </style:style>
    <style:style style:name="T2" style:family="text">
      <style:text-properties fo:font-size="12pt"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style:text-underline-style="solid" style:text-underline-width="auto" style:text-underline-color="font-color"/>
    </style:style>
    <style:style style:name="T6" style:family="text">
      <style:text-properties fo:font-size="12pt" style:font-size-asian="14pt" style:font-size-complex="14pt"/>
    </style:style>
    <style:style style:name="T7" style:family="text">
      <style:text-properties fo:font-size="12pt" fo:font-style="italic" style:font-size-asian="14pt" style:font-style-asian="italic" style:font-size-complex="14pt" style:font-style-complex="italic"/>
    </style:style>
    <style:style style:name="T8" style:family="text">
      <style:text-properties fo:font-size="12pt" style:font-size-asian="10pt" style:font-size-complex="10pt"/>
    </style:style>
    <style:style style:name="T9" style:family="text">
      <style:text-properties fo:color="#ffffff" fo:font-size="12pt"/>
    </style:style>
    <style:style style:name="T10" style:family="text">
      <style:text-properties fo:font-size="12pt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9.3cm" svg:y1="11.5cm" svg:x2="12.4cm" svg:y2="13cm" draw:start-shape="id1" draw:start-glue-point="10" draw:end-shape="id2" draw:end-glue-point="6" svg:d="M9300 11500l3100 1500" svg:viewBox="0 0 3101 1501">
          <text:p/>
        </draw:connector>
        <draw:connector draw:style-name="gr1" draw:text-style-name="P1" draw:layer="layout" draw:type="line" svg:x1="15.2cm" svg:y1="7.096cm" svg:x2="14.4cm" svg:y2="7.5cm" draw:start-shape="id3" draw:start-glue-point="3" draw:end-shape="id4" svg:d="M15200 7096l-800 404" svg:viewBox="0 0 801 405">
          <text:p/>
        </draw:connector>
        <draw:connector draw:style-name="gr1" draw:text-style-name="P1" draw:layer="layout" draw:type="line" svg:x1="19.9cm" svg:y1="15.95cm" svg:x2="24.142cm" svg:y2="12.3cm" draw:start-shape="id5" draw:start-glue-point="1" draw:end-shape="id6" draw:end-glue-point="2" svg:d="M19900 15950l4242-3650" svg:viewBox="0 0 4243 3651">
          <text:p/>
        </draw:connector>
        <draw:connector draw:style-name="gr2" draw:text-style-name="P1" draw:layer="layout" draw:type="line" svg:x1="12.95cm" svg:y1="8.4cm" svg:x2="18.509cm" svg:y2="15.2cm" draw:start-shape="id4" draw:start-glue-point="8" draw:end-shape="id5" draw:end-glue-point="0" svg:d="M12950 8400l5559 6800" svg:viewBox="0 0 5560 6801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7.058cm" svg:y1="3.004cm" svg:x2="13.935cm" svg:y2="9.905cm" draw:start-shape="id7" draw:start-glue-point="1" draw:end-shape="id8" draw:end-glue-point="5" svg:d="M7058 3004l6877 6901" svg:viewBox="0 0 6878 6902">
          <text:p/>
        </draw:connector>
        <draw:connector draw:style-name="gr1" draw:text-style-name="P1" draw:layer="layout" draw:type="line" svg:x1="6.828cm" svg:y1="6.7cm" svg:x2="2.971cm" svg:y2="12.2cm" draw:start-shape="id9" draw:start-glue-point="2" draw:end-shape="id10" draw:end-glue-point="0" svg:d="M6828 6700l-3857 5500" svg:viewBox="0 0 3858 5501">
          <text:p/>
        </draw:connector>
        <draw:connector draw:style-name="gr4" draw:text-style-name="P1" draw:layer="layout" draw:type="line" svg:x1="9.093cm" svg:y1="3.54cm" svg:x2="7.85cm" svg:y2="10.6cm" draw:start-shape="id11" draw:start-glue-point="2" draw:end-shape="id1" draw:end-glue-point="4" svg:d="M9093 3540l-1243 7060" svg:viewBox="0 0 1244 7061">
          <text:p/>
        </draw:connector>
        <draw:custom-shape draw:style-name="gr5" draw:text-style-name="P4" xml:id="id3" draw:id="id3" draw:layer="layout" svg:width="1.986cm" svg:height="1.008cm" svg:x="15.2cm" svg:y="6.592cm">
          <text:p text:style-name="P3"><text:span text:style-name="T1">Pollen</text:span></text:p>
          <text:p text:style-name="P3"><text:span text:style-name="T1">Coun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1" draw:id="id1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7" draw:id="id1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18" draw:id="id1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xml:id="id10" draw:id="id10" draw:layer="layout" svg:width="2.058cm" svg:height="1.509cm" svg:x="1.942cm" svg:y="12.2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9" draw:id="id9" draw:layer="layout" svg:width="2.457cm" svg:height="1.22cm" svg:x="5.6cm" svg:y="5.4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20" draw:id="id20" draw:layer="layout" svg:width="2.751cm" svg:height="1.543cm" svg:x="17.549cm" svg:y="12.4cm">
          <text:p text:style-name="P3"><text:span text:style-name="T1">Pod weight</text:span></text:p>
          <text:p text:style-name="P3"><text:span text:style-name="T2">logNorm(?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" draw:id="id6" draw:layer="layout" svg:width="3.285cm" svg:height="2.269cm" svg:x="22.5cm" svg:y="10.031cm">
          <text:p text:style-name="P3"><text:span text:style-name="T1">Seed weigh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12" draw:id="id1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15" draw:id="id15" draw:layer="layout" svg:width="4.713cm" svg:height="1.04cm" svg:x="12.8cm" svg:y="2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16" draw:id="id16" draw:layer="layout" svg:width="3.3cm" svg:height="2.3cm" svg:x="22.2cm" svg:y="5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12" draw:end-shape="id13" svg:d="M18187 5030l-1673-30" svg:viewBox="0 0 1674 31">
          <text:p/>
        </draw:connector>
        <draw:custom-shape draw:style-name="gr9" draw:text-style-name="P4" xml:id="id14" draw:id="id14" draw:layer="layout" svg:width="2.058cm" svg:height="1.509cm" svg:x="3.242cm" svg:y="15.191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2.971cm" svg:y1="13.709cm" svg:x2="3.242cm" svg:y2="15.945cm" draw:start-shape="id10" draw:start-glue-point="2" draw:end-shape="id14" svg:d="M2971 13709l271 2236" svg:viewBox="0 0 272 2237">
          <text:p/>
        </draw:connector>
        <draw:custom-shape draw:style-name="gr23" draw:text-style-name="P8" xml:id="id4" draw:id="id4" draw:layer="layout" svg:width="2.9cm" svg:height="1.8cm" svg:x="11.5cm" svg:y="6.6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13" draw:id="id1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6.193cm" svg:y2="6.592cm" draw:start-shape="id13" draw:start-glue-point="2" draw:end-shape="id3" draw:end-glue-point="0" svg:d="M15114 5700l1079 892" svg:viewBox="0 0 1080 893">
          <text:p/>
        </draw:connector>
        <draw:connector draw:style-name="gr1" draw:text-style-name="P1" draw:layer="layout" draw:type="line" svg:x1="15.156cm" svg:y1="3.6cm" svg:x2="15.114cm" svg:y2="4.3cm" draw:start-shape="id15" draw:start-glue-point="2" draw:end-shape="id13" draw:end-glue-point="0" svg:d="M15156 3600l-42 700" svg:viewBox="0 0 43 701">
          <text:p/>
        </draw:connector>
        <draw:connector draw:style-name="gr1" draw:text-style-name="P1" draw:layer="layout" draw:type="line" svg:x1="24.142cm" svg:y1="10.031cm" svg:x2="23.85cm" svg:y2="7.3cm" draw:start-shape="id6" draw:start-glue-point="0" draw:end-shape="id16" draw:end-glue-point="6" svg:d="M24142 10031l-292-2731" svg:viewBox="0 0 293 2732">
          <text:p/>
        </draw:connector>
        <draw:custom-shape draw:style-name="gr25" draw:text-style-name="P4" xml:id="id5" draw:id="id5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17" draw:start-glue-point="1" draw:end-shape="id5" svg:d="M11600 15971l5518-21" svg:viewBox="0 0 5519 22">
          <text:p/>
        </draw:connector>
        <draw:connector draw:style-name="gr1" draw:text-style-name="P1" draw:layer="layout" draw:type="line" svg:x1="5.3cm" svg:y1="15.945cm" svg:x2="8.818cm" svg:y2="15.971cm" draw:start-shape="id14" draw:start-glue-point="1" draw:end-shape="id17" svg:d="M5300 15945l3518 26" svg:viewBox="0 0 3519 27">
          <text:p/>
        </draw:connector>
        <draw:connector draw:style-name="gr2" draw:text-style-name="P1" draw:layer="layout" draw:type="line" svg:x1="11.924cm" svg:y1="8.137cm" svg:x2="5.3cm" svg:y2="15.945cm" draw:start-shape="id4" draw:start-glue-point="7" draw:end-shape="id14" svg:d="M11924 8137l-6624 7808" svg:viewBox="0 0 6625 7809">
          <text:p/>
        </draw:connector>
        <draw:connector draw:style-name="gr1" draw:text-style-name="P1" draw:layer="layout" draw:type="line" svg:x1="13.976cm" svg:y1="8.137cm" svg:x2="17.9cm" svg:y2="10.722cm" draw:start-shape="id4" draw:start-glue-point="9" draw:end-shape="id18" draw:end-glue-point="3" svg:d="M13976 8137l3924 2585" svg:viewBox="0 0 3925 2586">
          <text:p/>
        </draw:connector>
        <draw:connector draw:style-name="gr1" draw:text-style-name="P1" draw:layer="layout" draw:type="line" svg:x1="4cm" svg:y1="12.954cm" svg:x2="10.209cm" svg:y2="15.2cm" draw:start-shape="id10" draw:start-glue-point="1" draw:end-shape="id17" draw:end-glue-point="0" svg:d="M4000 12954l6209 2246" svg:viewBox="0 0 6210 2247">
          <text:p/>
        </draw:connector>
        <draw:custom-shape draw:style-name="gr23" draw:text-style-name="P8" xml:id="id1" draw:id="id1" draw:layer="layout" svg:width="2.9cm" svg:height="1.8cm" svg:x="6.4cm" svg:y="10.6cm">
          <text:p text:style-name="P3"><text:span text:style-name="T6">Plant </text:span></text:p>
          <text:p text:style-name="P3"><text:span text:style-name="T6">Resources</text:span></text:p>
          <text:p text:style-name="P3"><text:span text:style-name="T6">(1/Density)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" draw:layer="layout" draw:type="line" svg:x1="6.4cm" svg:y1="11.5cm" svg:x2="4cm" svg:y2="12.954cm" draw:start-shape="id1" draw:start-glue-point="6" draw:end-shape="id10" svg:d="M6400 11500l-2400 1454" svg:viewBox="0 0 2401 1455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28" draw:text-style-name="P4" xml:id="id7" draw:id="id7" draw:layer="layout" svg:width="2.058cm" svg:height="1.009cm" svg:x="5cm" svg:y="2.5cm">
          <text:p text:style-name="P3"><text:span text:style-name="T1">Variety</text:span></text:p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029cm" svg:y1="3.509cm" svg:x2="2.971cm" svg:y2="12.2cm" draw:start-shape="id7" draw:start-glue-point="2" draw:end-shape="id10" draw:end-glue-point="0" svg:d="M6029 3509l-3058 8691" svg:viewBox="0 0 3059 8692">
          <text:p/>
        </draw:connector>
        <draw:custom-shape draw:style-name="gr30" draw:text-style-name="P4" xml:id="id19" draw:id="id19" draw:layer="layout" svg:width="2cm" svg:height="0.9cm" svg:x="18.4cm" svg:y="6.4cm">
          <text:p text:style-name="P3"><text:span text:style-name="T1">Other</text:span></text:p>
          <text:p text:style-name="P3"><text:span text:style-name="T1">Vis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4cm" svg:y1="6.85cm" svg:x2="17.186cm" svg:y2="7.096cm" draw:start-shape="id19" draw:start-glue-point="3" draw:end-shape="id3" draw:end-glue-point="1" svg:d="M18400 6850l-1214 246" svg:viewBox="0 0 1215 247">
          <text:p/>
        </draw:connector>
        <draw:custom-shape draw:style-name="gr31" draw:text-style-name="P8" xml:id="id8" draw:id="id8" draw:layer="layout" svg:width="2.974cm" svg:height="1.4cm" svg:x="13.5cm" svg:y="9.7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.474cm" svg:y1="10.4cm" svg:x2="17.9cm" svg:y2="10.722cm" draw:start-shape="id8" draw:start-glue-point="10" draw:end-shape="id18" draw:end-glue-point="3" svg:d="M16474 10400l1426 322" svg:viewBox="0 0 1427 323">
          <text:p/>
        </draw:connector>
        <draw:connector draw:style-name="gr1" draw:text-style-name="P1" draw:layer="layout" draw:type="line" svg:x1="14.5cm" svg:y1="13cm" svg:x2="17.549cm" svg:y2="13.171cm" draw:start-shape="id2" draw:start-glue-point="10" draw:end-shape="id20" draw:end-glue-point="3" svg:d="M14500 13000l3049 171" svg:viewBox="0 0 3050 172">
          <text:p/>
        </draw:connector>
        <draw:connector draw:style-name="gr1" draw:text-style-name="P1" draw:layer="layout" draw:type="line" svg:x1="18.942cm" svg:y1="11.5cm" svg:x2="18.924cm" svg:y2="12.4cm" draw:start-shape="id18" draw:start-glue-point="2" draw:end-shape="id20" draw:end-glue-point="0" svg:d="M18942 11500l-18 900" svg:viewBox="0 0 19 901">
          <text:p/>
        </draw:connector>
        <draw:connector draw:style-name="gr1" draw:text-style-name="P1" draw:layer="layout" draw:type="line" svg:x1="8.057cm" svg:y1="6.09cm" svg:x2="22.2cm" svg:y2="6.15cm" draw:start-shape="id9" draw:start-glue-point="1" draw:end-shape="id16" svg:d="M8057 6090l14143 60" svg:viewBox="0 0 14144 61">
          <text:p/>
        </draw:connector>
        <draw:connector draw:style-name="gr1" draw:text-style-name="P1" draw:layer="layout" draw:type="line" svg:x1="19.493cm" svg:y1="5.7cm" svg:x2="19.4cm" svg:y2="6.4cm" draw:start-shape="id12" draw:start-glue-point="2" draw:end-shape="id19" draw:end-glue-point="0" svg:d="M19493 5700l-93 700" svg:viewBox="0 0 94 7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3.976cm" svg:y2="6.863cm" draw:start-shape="id13" draw:start-glue-point="3" draw:end-shape="id4" draw:end-glue-point="11" svg:d="M13714 5000l262 1863" svg:viewBox="0 0 263 1864">
          <text:p/>
        </draw:connector>
        <draw:connector draw:style-name="gr29" draw:text-style-name="P1" draw:layer="layout" draw:type="curve" svg:x1="5cm" svg:y1="3.004cm" svg:x2="4.271cm" svg:y2="15.191cm" draw:start-shape="id7" draw:start-glue-point="3" draw:end-shape="id14" draw:end-glue-point="0" svg:d="M5000 3004c-486 0-729 4062-729 12187" svg:viewBox="0 0 730 12188">
          <text:p/>
        </draw:connector>
        <draw:connector draw:style-name="gr29" draw:text-style-name="P1" draw:layer="layout" draw:type="curve" draw:line-skew="0.432cm" svg:x1="5cm" svg:y1="3.004cm" svg:x2="8.818cm" svg:y2="15.971cm" draw:start-shape="id7" draw:start-glue-point="3" draw:end-shape="id17" draw:end-glue-point="3" svg:d="M5000 3004c-129 0-2038 12967 3818 12967" svg:viewBox="0 0 4218 12968">
          <text:p/>
        </draw:connector>
        <draw:connector draw:style-name="gr1" draw:text-style-name="P1" draw:layer="layout" draw:type="curve" draw:line-skew="0.164cm" svg:x1="20.3cm" svg:y1="13.171cm" svg:x2="22.5cm" svg:y2="11.165cm" draw:start-shape="id20" draw:start-glue-point="1" draw:end-shape="id6" draw:end-glue-point="3" svg:d="M20300 13171c1894 0 795-2006 2200-2006" svg:viewBox="0 0 2201 2007">
          <text:p/>
        </draw:connector>
        <draw:custom-shape draw:style-name="gr38" draw:text-style-name="P11" xml:id="id2" draw:id="id2" draw:layer="layout" svg:width="2.1cm" svg:height="1.4cm" svg:x="12.4cm" svg:y="12.3cm">
          <text:p text:style-name="P3"><text:span text:style-name="T8">Flower </text:span></text:p>
          <text:p text:style-name="P3"><text:span text:style-name="T8">Re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193cm" svg:y1="12.505cm" svg:x2="17.9cm" svg:y2="10.722cm" draw:start-shape="id2" draw:start-glue-point="11" draw:end-shape="id18" svg:d="M14193 12505l3707-1783" svg:viewBox="0 0 3708 1784">
          <text:p/>
        </draw:connector>
        <draw:connector draw:style-name="gr1" draw:text-style-name="P12" draw:layer="layout" draw:type="line" svg:x1="6.828cm" svg:y1="6.7cm" svg:x2="4.271cm" svg:y2="15.191cm" draw:start-shape="id9" draw:start-glue-point="2" draw:end-shape="id14" draw:end-glue-point="0" svg:d="M6828 6700l-2557 8491" svg:viewBox="0 0 2558 8492">
          <text:p/>
        </draw:connector>
        <draw:custom-shape draw:style-name="gr5" draw:text-style-name="P4" xml:id="id21" draw:id="id21" draw:layer="layout" svg:width="1.986cm" svg:height="1.008cm" svg:x="9.114cm" svg:y="7.292cm">
          <text:p text:style-name="P3"><text:span text:style-name="T1">Nectar</text:span></text:p>
          <text:p text:style-name="P3"><text:span text:style-name="T1">Volume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5.114cm" svg:y1="5.7cm" svg:x2="10.107cm" svg:y2="7.292cm" draw:start-shape="id13" draw:start-glue-point="2" draw:end-shape="id21" draw:end-glue-point="0" svg:d="M15114 5700l-5007 1592" svg:viewBox="0 0 5008 1593">
          <text:p/>
        </draw:connector>
        <draw:connector draw:style-name="gr4" draw:text-style-name="P12" draw:layer="layout" draw:type="line" svg:x1="9.093cm" svg:y1="3.54cm" svg:x2="10.107cm" svg:y2="7.292cm" draw:start-shape="id11" draw:start-glue-point="2" draw:end-shape="id21" draw:end-glue-point="0" svg:d="M9093 3540l1014 3752" svg:viewBox="0 0 1015 3753">
          <text:p/>
        </draw:connector>
        <draw:connector draw:style-name="gr1" draw:text-style-name="P12" draw:layer="layout" draw:type="line" svg:x1="6.029cm" svg:y1="3.509cm" svg:x2="10.107cm" svg:y2="7.292cm" draw:start-shape="id7" draw:start-glue-point="2" draw:end-shape="id21" draw:end-glue-point="0" svg:d="M6029 3509l4078 3783" svg:viewBox="0 0 4079 3784">
          <text:p/>
        </draw:connector>
      </draw:page>
      <draw:page draw:name="page2" draw:style-name="dp1" draw:master-page-name="Default">
        <draw:connector draw:style-name="gr1" draw:text-style-name="P1" draw:layer="layout" draw:type="line" svg:x1="7.858cm" svg:y1="11.345cm" svg:x2="12.3cm" svg:y2="13cm" draw:start-shape="id22" draw:start-glue-point="1" draw:end-shape="id23" draw:end-glue-point="6" svg:d="M7858 11345l4442 1655" svg:viewBox="0 0 4443 1656">
          <text:p/>
        </draw:connector>
        <draw:connector draw:style-name="gr1" draw:text-style-name="P1" draw:layer="layout" draw:type="line" svg:x1="13.514cm" svg:y1="7.396cm" svg:x2="11.7cm" svg:y2="7.4cm" draw:start-shape="id24" draw:start-glue-point="3" draw:end-shape="id25" svg:d="M13514 7396l-1814 4" svg:viewBox="0 0 1815 5">
          <text:p/>
        </draw:connector>
        <draw:connector draw:style-name="gr1" draw:text-style-name="P1" draw:layer="layout" draw:type="line" svg:x1="19.9cm" svg:y1="15.95cm" svg:x2="24.142cm" svg:y2="12.3cm" draw:start-shape="id26" draw:start-glue-point="1" draw:end-shape="id27" draw:end-glue-point="2" svg:d="M19900 15950l4242-3650" svg:viewBox="0 0 4243 3651">
          <text:p/>
        </draw:connector>
        <draw:connector draw:style-name="gr2" draw:text-style-name="P1" draw:layer="layout" draw:type="line" svg:x1="11.276cm" svg:y1="8.037cm" svg:x2="18.509cm" svg:y2="15.2cm" draw:start-shape="id25" draw:start-glue-point="9" draw:end-shape="id26" draw:end-glue-point="0" svg:d="M11276 8037l7233 7163" svg:viewBox="0 0 7234 7164">
          <text:p/>
        </draw:connector>
        <draw:custom-shape draw:style-name="gr3" draw:text-style-name="P2" draw:layer="layout" svg:width="9.6cm" svg:height="5.3cm" svg:x="11.7cm" svg:y="8.9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draw:type="line" svg:x1="6.558cm" svg:y1="3.104cm" svg:x2="12.439cm" svg:y2="10.305cm" draw:start-shape="id28" draw:start-glue-point="1" draw:end-shape="id29" draw:end-glue-point="5" svg:d="M6558 3104l5881 7201" svg:viewBox="0 0 5882 7202">
          <text:p/>
        </draw:connector>
        <draw:connector draw:style-name="gr1" draw:text-style-name="P1" draw:layer="layout" draw:type="line" svg:x1="6.128cm" svg:y1="6.8cm" svg:x2="6.829cm" svg:y2="10.591cm" draw:start-shape="id30" draw:start-glue-point="2" draw:end-shape="id22" draw:end-glue-point="0" svg:d="M6128 6800l701 3791" svg:viewBox="0 0 702 3792">
          <text:p/>
        </draw:connector>
        <draw:connector draw:style-name="gr4" draw:text-style-name="P1" draw:layer="layout" draw:type="line" svg:x1="9.093cm" svg:y1="3.54cm" svg:x2="6.829cm" svg:y2="10.591cm" draw:start-shape="id31" draw:start-glue-point="2" draw:end-shape="id22" draw:end-glue-point="0" svg:d="M9093 3540l-2264 7051" svg:viewBox="0 0 2265 7052">
          <text:p/>
        </draw:connector>
        <draw:custom-shape draw:style-name="gr39" draw:text-style-name="P4" xml:id="id24" draw:id="id24" draw:layer="layout" svg:width="3.086cm" svg:height="1.608cm" svg:x="13.514cm" svg:y="6.5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xml:id="id31" draw:id="id31" draw:layer="layout" svg:width="2.613cm" svg:height="1.04cm" svg:x="7.787cm" svg:y="2.5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37" draw:id="id37" draw:layer="layout" svg:width="2.782cm" svg:height="1.543cm" svg:x="8.818cm" svg:y="15.2cm">
          <text:p text:style-name="P3"><text:span text:style-name="T1">Number of </text:span></text:p>
          <text:p text:style-name="P3"><text:span text:style-name="T1">Flowers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8" draw:id="id38" draw:layer="layout" svg:width="2.084cm" svg:height="1.555cm" svg:x="17.9cm" svg:y="9.945cm">
          <text:p text:style-name="P3"><text:span text:style-name="T3">Seed #</text:span></text:p>
          <text:p text:style-name="P3"><text:span text:style-name="T4">Bin(ov,po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0" draw:id="id30" draw:layer="layout" svg:width="2.457cm" svg:height="1.22cm" svg:x="4.9cm" svg:y="5.58cm">
          <text:p text:style-name="P3"><text:span text:style-name="T1">Plant </text:span></text:p>
          <text:p text:style-name="P3"><text:span text:style-name="T1">Dens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xml:id="id40" draw:id="id40" draw:layer="layout" svg:width="2.751cm" svg:height="1.543cm" svg:x="17.549cm" svg:y="12.4cm">
          <text:p text:style-name="P3"><text:span text:style-name="T1">Po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7" draw:id="id27" draw:layer="layout" svg:width="3.285cm" svg:height="2.269cm" svg:x="22.5cm" svg:y="10.031cm">
          <text:p text:style-name="P3"><text:span text:style-name="T1">Seed 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15" draw:text-style-name="P2" draw:layer="layout" svg:width="25.4cm" svg:height="15.6cm" svg:x="1.3cm" svg:y="2.2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7cm" svg:y="2.5cm">
          <draw:text-box>
            <text:p><text:span text:style-name="T5">Field (site)</text:span></text:p>
          </draw:text-box>
        </draw:frame>
        <draw:custom-shape draw:style-name="gr17" draw:text-style-name="P2" draw:layer="layout" svg:width="24.9cm" svg:height="13.5cm" svg:x="1.5cm" svg:y="3.9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78cm" svg:height="0.955cm" svg:x="1.9cm" svg:y="4.245cm">
          <draw:text-box>
            <text:p><text:span text:style-name="T5">Plot</text:span></text:p>
          </draw:text-box>
        </draw:frame>
        <draw:custom-shape draw:style-name="gr18" draw:text-style-name="P1" draw:layer="layout" svg:width="24.3cm" svg:height="8.5cm" svg:x="1.8cm" svg:y="8.6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1cm" svg:height="0.855cm" svg:x="2.1cm" svg:y="8.945cm">
          <draw:text-box>
            <text:p><text:span text:style-name="T5">Plant</text:span></text:p>
          </draw:text-box>
        </draw:frame>
        <draw:custom-shape draw:style-name="gr20" draw:text-style-name="P4" xml:id="id32" draw:id="id32" draw:layer="layout" svg:width="2.613cm" svg:height="1.34cm" svg:x="18.187cm" svg:y="4.36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35" draw:id="id35" draw:layer="layout" svg:width="4.713cm" svg:height="1.04cm" svg:x="12.787cm" svg:y="2.4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xml:id="id36" draw:id="id36" draw:layer="layout" svg:width="3.3cm" svg:height="2.3cm" svg:x="22.5cm" svg:y="4.9cm">
          <text:p text:style-name="P3"><text:span text:style-name="T1">Yie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8.187cm" svg:y1="5.03cm" svg:x2="16.514cm" svg:y2="5cm" draw:start-shape="id32" draw:end-shape="id33" svg:d="M18187 5030l-1673-30" svg:viewBox="0 0 1674 31">
          <text:p/>
        </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">Branch</text:span></text:p>
          <text:p text:style-name="P3"><text:span text:style-name="T1">Number</text:span></text:p>
          <text:p text:style-name="P3"><text:span text:style-name="T2">Poisson(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6.829cm" svg:y1="12.1cm" svg:x2="4.258cm" svg:y2="15.954cm" draw:start-shape="id22" draw:start-glue-point="2" draw:end-shape="id34" svg:d="M6829 12100l-2571 3854" svg:viewBox="0 0 2572 3855">
          <text:p/>
        </draw:connector>
        <draw:custom-shape draw:style-name="gr41" draw:text-style-name="P14" xml:id="id25" draw:id="id25" draw:layer="layout" svg:width="2.9cm" svg:height="1.8cm" svg:x="8.8cm" svg:y="6.5cm">
          <text:p text:style-name="P3"><text:span text:style-name="T6">Pollination</text:span></text:p>
          <text:p text:style-name="P3"><text:span text:style-name="T6">Success</text:span></text:p>
          <text:p text:style-name="P3"><text:span text:style-name="T7">Beta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33" draw:id="id33" draw:layer="layout" svg:width="2.8cm" svg:height="1.4cm" svg:x="13.714cm" svg:y="4.3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5.114cm" svg:y1="5.7cm" svg:x2="15.057cm" svg:y2="6.592cm" draw:start-shape="id33" draw:start-glue-point="2" draw:end-shape="id24" draw:end-glue-point="0" svg:d="M15114 5700l-57 892" svg:viewBox="0 0 58 893">
          <text:p/>
        </draw:connector>
        <draw:connector draw:style-name="gr1" draw:text-style-name="P1" draw:layer="layout" draw:type="line" svg:x1="15.143cm" svg:y1="3.44cm" svg:x2="15.114cm" svg:y2="4.3cm" draw:start-shape="id35" draw:start-glue-point="2" draw:end-shape="id33" draw:end-glue-point="0" svg:d="M15143 3440l-29 860" svg:viewBox="0 0 30 861">
          <text:p/>
        </draw:connector>
        <draw:connector draw:style-name="gr1" draw:text-style-name="P1" draw:layer="layout" draw:type="line" svg:x1="24.142cm" svg:y1="10.031cm" svg:x2="24.15cm" svg:y2="7.2cm" draw:start-shape="id27" draw:start-glue-point="0" draw:end-shape="id36" draw:end-glue-point="6" svg:d="M24142 10031l8-2831" svg:viewBox="0 0 9 2832">
          <text:p/>
        </draw:connector>
        <draw:custom-shape draw:style-name="gr25" draw:text-style-name="P4" xml:id="id26" draw:id="id26" draw:layer="layout" svg:width="2.782cm" svg:height="1.5cm" svg:x="17.118cm" svg:y="15.2cm">
          <text:p text:style-name="P3"><text:span text:style-name="T1">Number of </text:span></text:p>
          <text:p text:style-name="P3"><text:span text:style-name="T1">Pods</text:span></text:p>
          <text:p text:style-name="P3"><text:span text:style-name="T2">Bin(#fls,pol)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1.6cm" svg:y1="15.971cm" svg:x2="17.118cm" svg:y2="15.95cm" draw:start-shape="id37" draw:start-glue-point="1" draw:end-shape="id26" svg:d="M11600 15971l5518-21" svg:viewBox="0 0 5519 22">
          <text:p/>
        </draw:connector>
        <draw:connector draw:style-name="gr1" draw:text-style-name="P1" draw:layer="layout" draw:type="line" svg:x1="4.258cm" svg:y1="15.954cm" svg:x2="8.818cm" svg:y2="15.971cm" draw:start-shape="id34" draw:start-glue-point="1" draw:end-shape="id37" svg:d="M4258 15954l4560 17" svg:viewBox="0 0 4561 18">
          <text:p/>
        </draw:connector>
        <draw:connector draw:style-name="gr2" draw:text-style-name="P1" draw:layer="layout" draw:type="line" svg:x1="9.224cm" svg:y1="8.037cm" svg:x2="4.258cm" svg:y2="15.954cm" draw:start-shape="id25" draw:start-glue-point="7" draw:end-shape="id34" svg:d="M9224 8037l-4966 7917" svg:viewBox="0 0 4967 7918">
          <text:p/>
        </draw:connector>
        <draw:connector draw:style-name="gr2" draw:text-style-name="P1" draw:layer="layout" draw:type="line" svg:x1="11.7cm" svg:y1="7.4cm" svg:x2="17.9cm" svg:y2="10.722cm" draw:start-shape="id25" draw:start-glue-point="10" draw:end-shape="id38" draw:end-glue-point="3" svg:d="M11700 7400l6200 3322" svg:viewBox="0 0 6201 3323">
          <text:p/>
        </draw:connector>
        <draw:connector draw:style-name="gr1" draw:text-style-name="P1" draw:layer="layout" draw:type="line" svg:x1="7.858cm" svg:y1="11.345cm" svg:x2="10.209cm" svg:y2="15.2cm" draw:start-shape="id22" draw:start-glue-point="1" draw:end-shape="id37" draw:end-glue-point="0" svg:d="M7858 11345l2351 3855" svg:viewBox="0 0 2352 3856">
          <text:p/>
        </draw:connector>
        <draw:frame draw:style-name="gr27" draw:text-style-name="P7" draw:layer="layout" svg:width="3.132cm" svg:height="0.9cm" svg:x="17.5cm" svg:y="9.2cm">
          <draw:text-box>
            <text:p><text:span text:style-name="T5">Pod/Flower</text:span></text:p>
          </draw:text-box>
        </draw:frame>
        <draw:custom-shape draw:style-name="gr42" draw:text-style-name="P15" xml:id="id28" draw:id="id28" draw:layer="layout" svg:width="2.058cm" svg:height="1.009cm" svg:x="4.5cm" svg:y="2.6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39" draw:id="id39" draw:layer="layout" svg:width="2.8cm" svg:height="1.4cm" svg:x="18.1cm" svg:y="6.7cm">
          <text:p text:style-name="P3"><text:span text:style-name="T1">Other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8.1cm" svg:y1="7.4cm" svg:x2="16.6cm" svg:y2="7.396cm" draw:start-shape="id39" draw:start-glue-point="3" draw:end-shape="id24" draw:end-glue-point="1" svg:d="M18100 7400l-1500-4" svg:viewBox="0 0 1501 5">
          <text:p/>
        </draw:connector>
        <draw:custom-shape draw:style-name="gr43" draw:text-style-name="P8" xml:id="id29" draw:id="id29" draw:layer="layout" svg:width="3cm" svg:height="1.4cm" svg:x="12cm" svg:y="10.1cm">
          <text:p text:style-name="P3"><text:span text:style-name="T6">Ovule Number</text:span></text:p>
          <text:p text:style-name="P3"><text:span text:style-name="T7">Poiss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5cm" svg:y1="10.8cm" svg:x2="17.9cm" svg:y2="10.722cm" draw:start-shape="id29" draw:start-glue-point="10" draw:end-shape="id38" draw:end-glue-point="3" svg:d="M15000 10800l2900-78" svg:viewBox="0 0 2901 79">
          <text:p/>
        </draw:connector>
        <draw:connector draw:style-name="gr1" draw:text-style-name="P1" draw:layer="layout" draw:type="line" svg:x1="14.7cm" svg:y1="13cm" svg:x2="17.549cm" svg:y2="13.171cm" draw:start-shape="id23" draw:start-glue-point="10" draw:end-shape="id40" draw:end-glue-point="3" svg:d="M14700 13000l2849 171" svg:viewBox="0 0 2850 172">
          <text:p/>
        </draw:connector>
        <draw:connector draw:style-name="gr1" draw:text-style-name="P1" draw:layer="layout" draw:type="line" svg:x1="18.942cm" svg:y1="11.5cm" svg:x2="18.924cm" svg:y2="12.4cm" draw:start-shape="id38" draw:start-glue-point="2" draw:end-shape="id40" draw:end-glue-point="0" svg:d="M18942 11500l-18 900" svg:viewBox="0 0 19 901">
          <text:p/>
        </draw:connector>
        <draw:connector draw:style-name="gr1" draw:text-style-name="P1" draw:layer="layout" draw:type="line" svg:x1="7.357cm" svg:y1="6.19cm" svg:x2="22.5cm" svg:y2="6.05cm" draw:start-shape="id30" draw:start-glue-point="1" draw:end-shape="id36" svg:d="M7357 6190l15143-140" svg:viewBox="0 0 15144 141">
          <text:p/>
        </draw:connector>
        <draw:connector draw:style-name="gr1" draw:text-style-name="P1" draw:layer="layout" draw:type="line" svg:x1="19.493cm" svg:y1="5.7cm" svg:x2="19.5cm" svg:y2="6.7cm" draw:start-shape="id32" draw:start-glue-point="2" draw:end-shape="id39" draw:end-glue-point="0" svg:d="M19493 5700l7 1000" svg:viewBox="0 0 8 1001">
          <text:p/>
        </draw:connector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draw:type="line" svg:x1="13.714cm" svg:y1="5cm" svg:x2="11.276cm" svg:y2="6.763cm" draw:start-shape="id33" draw:start-glue-point="3" draw:end-shape="id25" draw:end-glue-point="11" svg:d="M13714 5000l-2438 1763" svg:viewBox="0 0 2439 1764">
          <text:p/>
        </draw:connector>
        <draw:connector draw:style-name="gr29" draw:text-style-name="P1" draw:layer="layout" draw:type="curve" svg:x1="4.5cm" svg:y1="3.104cm" svg:x2="3.229cm" svg:y2="15.2cm" draw:start-shape="id28" draw:start-glue-point="3" draw:end-shape="id34" draw:end-glue-point="0" svg:d="M4500 3104c-848 0-1271 4032-1271 12096" svg:viewBox="0 0 1272 12097">
          <text:p/>
        </draw:connector>
        <draw:connector draw:style-name="gr29" draw:text-style-name="P1" draw:layer="layout" draw:type="curve" draw:line-skew="0.432cm" svg:x1="4.5cm" svg:y1="3.104cm" svg:x2="8.818cm" svg:y2="15.971cm" draw:start-shape="id28" draw:start-glue-point="3" draw:end-shape="id37" draw:end-glue-point="3" svg:d="M4500 3104c-129 0-2288 12867 4318 12867" svg:viewBox="0 0 4758 12868">
          <text:p/>
        </draw:connector>
        <draw:connector draw:style-name="gr1" draw:text-style-name="P1" draw:layer="layout" draw:type="curve" draw:line-skew="0.164cm" svg:x1="20.3cm" svg:y1="13.171cm" svg:x2="22.5cm" svg:y2="11.165cm" draw:start-shape="id40" draw:start-glue-point="1" draw:end-shape="id27" draw:end-glue-point="3" svg:d="M20300 13171c1894 0 795-2006 2200-2006" svg:viewBox="0 0 2201 2007">
          <text:p/>
        </draw:connector>
        <draw:custom-shape draw:style-name="gr44" draw:text-style-name="P11" xml:id="id23" draw:id="id23" draw:layer="layout" svg:width="2.4cm" svg:height="1.6cm" svg:x="12.3cm" svg:y="12.2cm">
          <text:p text:style-name="P3"><text:span text:style-name="T8">Flower </text:span></text:p>
          <text:p text:style-name="P3"><text:span text:style-name="T8">Resources</text:span></text:p>
          <text:p text:style-name="P3"><text:span text:style-name="T10">Normal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14.349cm" svg:y1="12.434cm" svg:x2="17.9cm" svg:y2="10.722cm" draw:start-shape="id23" draw:start-glue-point="11" draw:end-shape="id38" svg:d="M14349 12434l3551-1712" svg:viewBox="0 0 3552 1713">
          <text:p/>
        </draw:connector>
        <draw:connector draw:style-name="gr1" draw:text-style-name="P12" draw:layer="layout" draw:type="line" svg:x1="6.128cm" svg:y1="6.8cm" svg:x2="3.229cm" svg:y2="15.2cm" draw:start-shape="id30" draw:start-glue-point="2" draw:end-shape="id34" draw:end-glue-point="0" svg:d="M6128 6800l-2899 8400" svg:viewBox="0 0 2900 8401">
          <text:p/>
        </draw:connector>
        <draw:frame draw:style-name="gr45" draw:text-style-name="P16" draw:layer="layout" svg:width="14.7cm" svg:height="1.657cm" svg:x="3.9cm" svg:y="0.1cm">
          <draw:text-box>
            <text:p>Alternative Model (George &amp; Ralph's additions)</text:p>
          </draw:text-box>
        </draw:frame>
        <draw:custom-shape draw:style-name="gr9" draw:text-style-name="P4" xml:id="id22" draw:id="id22" draw:layer="layout" svg:width="2.058cm" svg:height="1.509cm" svg:x="5.8cm" svg:y="10.591cm">
          <text:p text:style-name="P3"><text:span text:style-name="T1">Plant </text:span></text:p>
          <text:p text:style-name="P3"><text:span text:style-name="T1">Weight</text:span></text:p>
          <text:p text:style-name="P3"><text:span text:style-name="T2">logNorm</text:span></text:p>
          <draw:enhanced-geometry svg:viewBox="0 0 21600 21600" draw:type="rectangle" draw:enhanced-path="M 0 0 L 21600 0 21600 21600 0 21600 0 0 Z N"/>
        </draw:custom-shape>
        <draw:connector draw:style-name="gr29" draw:text-style-name="P12" draw:layer="layout" draw:type="curve" draw:line-skew="-3.342cm -0.388cm" svg:x1="5.529cm" svg:y1="3.609cm" svg:x2="5.8cm" svg:y2="11.345cm" draw:start-shape="id28" draw:start-glue-point="2" draw:end-shape="id22" draw:end-glue-point="3" svg:d="M5529 3609c0 222-318 184-590 2063s-498 5673 861 5673" svg:viewBox="0 0 1068 7737">
          <text:p/>
        </draw:connector>
        <draw:frame draw:style-name="gr46" draw:text-style-name="P17" draw:layer="layout" svg:width="4.488cm" svg:height="1.031cm" draw:transform="rotate (0.648738882966292) translate (10.101cm 6.412cm)">
          <draw:text-box>
            <text:p><text:span text:style-name="T11">Indirect effect of visitation</text:span></text:p>
          </draw:text-box>
        </draw:frame>
        <draw:custom-shape draw:style-name="gr47" draw:text-style-name="P4" xml:id="id41" draw:id="id41" draw:layer="layout" svg:width="1.8cm" svg:height="1.22cm" svg:x="9.7cm" svg:y="4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093cm" svg:y1="3.54cm" svg:x2="10.6cm" svg:y2="4.18cm" draw:start-shape="id31" draw:start-glue-point="2" draw:end-shape="id41" draw:end-glue-point="0" svg:d="M9093 3540l1507 640" svg:viewBox="0 0 1508 641">
          <text:p/>
        </draw:connector>
        <draw:connector draw:style-name="gr29" draw:text-style-name="P12" draw:layer="layout" draw:type="line" svg:x1="6.558cm" svg:y1="3.104cm" svg:x2="9.7cm" svg:y2="4.79cm" draw:start-shape="id28" draw:start-glue-point="1" draw:end-shape="id41" draw:end-glue-point="3" svg:d="M6558 3104l3142 1686" svg:viewBox="0 0 3143 1687">
          <text:p/>
        </draw:connector>
        <draw:connector draw:style-name="gr1" draw:text-style-name="P12" draw:layer="layout" draw:type="line" svg:x1="13.714cm" svg:y1="5cm" svg:x2="11.5cm" svg:y2="4.79cm" draw:start-shape="id33" draw:end-shape="id41" draw:end-glue-point="1" svg:d="M13714 5000l-2214-210" svg:viewBox="0 0 2215 211">
          <text:p/>
        </draw:connector>
      </draw:page>
      <draw:page draw:name="page3" draw:style-name="dp1" draw:master-page-name="Default">
        <draw:custom-shape draw:style-name="gr39" draw:text-style-name="P4" xml:id="id44" draw:id="id44" draw:layer="layout" svg:width="3.086cm" svg:height="1.608cm" svg:x="12.8cm" svg:y="14.792cm">
          <text:p text:style-name="P3"><text:span text:style-name="T1">Pollen</text:span></text:p>
          <text:p text:style-name="P3"><text:span text:style-name="T1">Count</text:span></text:p>
          <text:p text:style-name="P3"><text:span text:style-name="T2">Negbin?</text:span></text:p>
          <draw:enhanced-geometry svg:viewBox="0 0 21600 21600" draw:type="rectangle" draw:enhanced-path="M 0 0 L 21600 0 21600 21600 0 21600 0 0 Z N"/>
        </draw:custom-shape>
        <draw:custom-shape draw:style-name="gr40" draw:text-style-name="P13" xml:id="id46" draw:id="id46" draw:layer="layout" svg:width="2.613cm" svg:height="1.04cm" svg:x="7.987cm" svg:y="6.96cm">
          <text:p text:style-name="P3"><text:span text:style-name="T1">Irrig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5.94cm" svg:height="17.1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2.509cm" svg:height="0.954cm" svg:x="1.292cm" svg:y="1.2cm">
          <draw:text-box>
            <text:p><text:span text:style-name="T5">Overall</text:span></text:p>
          </draw:text-box>
        </draw:frame>
        <draw:custom-shape draw:style-name="gr48" draw:text-style-name="P2" draw:layer="layout" svg:width="25.4cm" svg:height="11.2cm" svg:x="1.3cm" svg:y="6.6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3.529cm" svg:height="0.955cm" svg:x="1.571cm" svg:y="7.1cm">
          <draw:text-box>
            <text:p><text:span text:style-name="T5">Field (site)</text:span></text:p>
          </draw:text-box>
        </draw:frame>
        <draw:custom-shape draw:style-name="gr49" draw:text-style-name="P2" draw:layer="layout" svg:width="24.9cm" svg:height="6.2cm" svg:x="1.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7" draw:layer="layout" svg:width="1.78cm" svg:height="0.955cm" svg:x="2.02cm" svg:y="11.6cm">
          <draw:text-box>
            <text:p><text:span text:style-name="T5">Plot</text:span></text:p>
          </draw:text-box>
        </draw:frame>
        <draw:custom-shape draw:style-name="gr20" draw:text-style-name="P4" xml:id="id42" draw:id="id42" draw:layer="layout" svg:width="2.613cm" svg:height="1.34cm" svg:x="17.387cm" svg:y="12.28cm">
          <text:p text:style-name="P3"><text:span text:style-name="T1">Distance</text:span></text:p>
          <text:p text:style-name="P3"><text:span text:style-name="T1">from edge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xml:id="id45" draw:id="id45" draw:layer="layout" svg:width="4.713cm" svg:height="1.04cm" svg:x="15.987cm" svg:y="7.56cm">
          <text:p text:style-name="P3"><text:span text:style-name="T1">Number of Beehives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7.387cm" svg:y1="12.95cm" svg:x2="15.714cm" svg:y2="12.92cm" draw:start-shape="id42" draw:end-shape="id43" svg:d="M17387 12950l-1673-30" svg:viewBox="0 0 1674 31">
          <text:p/>
        </draw:connector>
        <draw:custom-shape draw:style-name="gr24" draw:text-style-name="P4" xml:id="id43" draw:id="id43" draw:layer="layout" svg:width="2.8cm" svg:height="1.4cm" svg:x="12.914cm" svg:y="12.22cm">
          <text:p text:style-name="P3"><text:span text:style-name="T1">Honey bee</text:span></text:p>
          <text:p text:style-name="P3"><text:span text:style-name="T1">Visitation</text:span></text:p>
          <text:p text:style-name="P3"><text:span text:style-name="T2">Negbi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4.314cm" svg:y1="13.62cm" svg:x2="14.343cm" svg:y2="14.792cm" draw:start-shape="id43" draw:start-glue-point="2" draw:end-shape="id44" draw:end-glue-point="0" svg:d="M14314 13620l29 1172" svg:viewBox="0 0 30 1173">
          <text:p/>
        </draw:connector>
        <draw:connector draw:style-name="gr1" draw:text-style-name="P1" draw:layer="layout" draw:type="line" svg:x1="18.343cm" svg:y1="8.6cm" svg:x2="14.314cm" svg:y2="12.22cm" draw:start-shape="id45" draw:start-glue-point="2" draw:end-shape="id43" draw:end-glue-point="0" svg:d="M18343 8600l-4029 3620" svg:viewBox="0 0 4030 3621">
          <text:p/>
        </draw:connector>
        <draw:custom-shape draw:style-name="gr42" draw:text-style-name="P15" xml:id="id48" draw:id="id48" draw:layer="layout" svg:width="2.058cm" svg:height="1.009cm" svg:x="4.942cm" svg:y="6.9cm">
          <text:p text:style-name="P3"><text:span text:style-name="T9">Variety</text:span></text:p>
          <draw:enhanced-geometry svg:viewBox="0 0 21600 21600" draw:type="rectangle" draw:enhanced-path="M 0 0 L 21600 0 21600 21600 0 21600 0 0 Z N"/>
        </draw:custom-shape>
        <draw:frame draw:style-name="gr32" draw:text-style-name="P9" draw:layer="layout" svg:width="2.547cm" svg:height="0.954cm" svg:x="2.501cm" svg:y="19.301cm">
          <draw:text-box>
            <text:p><text:span text:style-name="T1">Where:</text:span></text:p>
          </draw:text-box>
        </draw:frame>
        <draw:custom-shape draw:style-name="gr33" draw:text-style-name="P4" draw:layer="layout" svg:width="3.2cm" svg:height="1.59cm" svg:x="5.601cm" svg:y="19.001cm">
          <text:p text:style-name="P3"><text:span text:style-name="T1">Measured</text:span></text:p>
          <text:p text:style-name="P3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3.7cm" svg:height="2cm" svg:x="15.401cm" svg:y="18.801cm">
          <text:p text:style-name="P3"><text:span text:style-name="T1">Latent</text:span></text:p>
          <text:p text:style-name="P3"><text:span text:style-name="T1">Variab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draw:layer="layout" svg:width="1.455cm" svg:height="0.954cm" svg:x="19.701cm" svg:y="19.347cm">
          <draw:text-box>
            <text:p><text:span text:style-name="T1">OR</text:span></text:p>
          </draw:text-box>
        </draw:frame>
        <draw:frame draw:style-name="gr36" draw:text-style-name="P10" draw:layer="layout" svg:width="5.519cm" svg:height="1.657cm" svg:x="21.301cm" svg:y="19.001cm">
          <draw:text-box>
            <text:p><text:span text:style-name="T1">Modelled Variable</text:span></text:p>
            <text:p><text:span text:style-name="T1">(Hyperparameter)</text:span></text:p>
          </draw:text-box>
        </draw:frame>
        <draw:custom-shape draw:style-name="gr37" draw:text-style-name="P4" draw:layer="layout" svg:width="4.6cm" svg:height="3.1cm" svg:x="10.001cm" svg:y="18.301cm">
          <text:p text:style-name="P3"><text:span text:style-name="T1">Calculated</text:span></text:p>
          <text:p text:style-name="P3"><text:span text:style-name="T1">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5" draw:text-style-name="P16" draw:layer="layout" svg:width="14.7cm" svg:height="1.657cm" svg:x="3.9cm" svg:y="0.1cm">
          <draw:text-box>
            <text:p>Model for beekeepers meeting (Nov 2017)</text:p>
          </draw:text-box>
        </draw:frame>
        <draw:custom-shape draw:style-name="gr47" draw:text-style-name="P4" xml:id="id49" draw:id="id49" draw:layer="layout" svg:width="1.8cm" svg:height="1.22cm" svg:x="8.7cm" svg:y="13.18cm">
          <text:p text:style-name="P3"><text:span text:style-name="T1">Nectar</text:span></text:p>
          <text:p text:style-name="P3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2" draw:layer="layout" draw:type="line" svg:x1="9.293cm" svg:y1="8cm" svg:x2="9.3cm" svg:y2="9.6cm" draw:start-shape="id46" draw:start-glue-point="2" draw:end-shape="id47" draw:end-glue-point="4" svg:d="M9293 8000l7 1600" svg:viewBox="0 0 8 1601">
          <text:p/>
        </draw:connector>
        <draw:connector draw:style-name="gr29" draw:text-style-name="P12" draw:layer="layout" draw:type="line" svg:x1="5.971cm" svg:y1="7.909cm" svg:x2="8.239cm" svg:y2="9.805cm" draw:start-shape="id48" draw:start-glue-point="2" draw:end-shape="id47" draw:end-glue-point="5" svg:d="M5971 7909l2268 1896" svg:viewBox="0 0 2269 1897">
          <text:p/>
        </draw:connector>
        <draw:connector draw:style-name="gr1" draw:text-style-name="P12" draw:layer="layout" draw:type="line" svg:x1="12.914cm" svg:y1="12.92cm" svg:x2="10.5cm" svg:y2="13.79cm" draw:start-shape="id43" draw:end-shape="id49" draw:end-glue-point="1" svg:d="M12914 12920l-2414 870" svg:viewBox="0 0 2415 871">
          <text:p/>
        </draw:connector>
        <draw:custom-shape draw:style-name="gr50" draw:text-style-name="P4" xml:id="id50" draw:id="id50" draw:layer="layout" svg:width="2.013cm" svg:height="1.1cm" svg:x="12.487cm" svg:y="7cm">
          <text:p text:style-name="P3"><text:span text:style-name="T1">Air Temp</text:span></text:p>
          <draw:enhanced-geometry svg:viewBox="0 0 21600 21600" draw:type="rectangle" draw:enhanced-path="M 0 0 L 21600 0 21600 21600 0 21600 0 0 Z N"/>
        </draw:custom-shape>
        <draw:connector draw:style-name="gr1" draw:text-style-name="P12" draw:layer="layout" draw:type="line" svg:x1="13.493cm" svg:y1="8.1cm" svg:x2="10.361cm" svg:y2="9.805cm" draw:start-shape="id50" draw:start-glue-point="2" draw:end-shape="id47" draw:end-glue-point="11" svg:d="M13493 8100l-3132 1705" svg:viewBox="0 0 3133 1706">
          <text:p/>
        </draw:connector>
        <draw:connector draw:style-name="gr1" draw:text-style-name="P12" draw:layer="layout" draw:type="line" svg:x1="13.493cm" svg:y1="8.1cm" svg:x2="14.314cm" svg:y2="12.22cm" draw:start-shape="id50" draw:start-glue-point="2" draw:end-shape="id43" draw:end-glue-point="0" svg:d="M13493 8100l821 4120" svg:viewBox="0 0 822 4121">
          <text:p/>
        </draw:connector>
        <draw:custom-shape draw:style-name="gr50" draw:text-style-name="P4" xml:id="id51" draw:id="id51" draw:layer="layout" svg:width="2.013cm" svg:height="1.1cm" svg:x="3.587cm" svg:y="12.2cm">
          <text:p text:style-name="P3"><text:span text:style-name="T1">Soilwater</text:span></text:p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2.1cm" svg:height="1.04cm" svg:x="15cm" svg:y="3cm">
          <text:p text:style-name="P3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xml:id="id52" draw:id="id52" draw:layer="layout" svg:width="3.313cm" svg:height="1.7cm" svg:x="2.3cm" svg:y="2.8cm">
          <text:p text:style-name="P3"><text:span text:style-name="T1">Locality</text:span></text:p>
          <text:p text:style-name="P3"><text:span text:style-name="T1">(GP/Lethbridge)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draw:type="line" svg:x1="9.293cm" svg:y1="8cm" svg:x2="4.593cm" svg:y2="12.2cm" draw:start-shape="id46" draw:start-glue-point="2" draw:end-shape="id51" draw:end-glue-point="0" svg:d="M9293 8000l-4700 4200" svg:viewBox="0 0 4701 4201">
          <text:p/>
        </draw:connector>
        <draw:connector draw:style-name="gr1" draw:text-style-name="P12" draw:layer="layout" draw:type="line" svg:x1="5.6cm" svg:y1="12.75cm" svg:x2="8.239cm" svg:y2="10.795cm" draw:start-shape="id51" draw:start-glue-point="1" draw:end-shape="id47" draw:end-glue-point="7" svg:d="M5600 12750l2639-1955" svg:viewBox="0 0 2640 1956">
          <text:p/>
        </draw:connector>
        <draw:connector draw:style-name="gr1" draw:text-style-name="P12" draw:layer="layout" draw:type="line" svg:x1="3.956cm" svg:y1="4.5cm" svg:x2="4.593cm" svg:y2="12.2cm" draw:start-shape="id52" draw:start-glue-point="2" draw:end-shape="id51" draw:end-glue-point="0" svg:d="M3956 4500l637 7700" svg:viewBox="0 0 638 7701">
          <text:p/>
        </draw:connector>
        <draw:custom-shape draw:style-name="gr43" draw:text-style-name="P19" xml:id="id47" draw:id="id47" draw:layer="layout" svg:width="3cm" svg:height="1.4cm" svg:x="7.8cm" svg:y="9.6cm">
          <text:p text:style-name="P18"><text:span text:style-name="T12">Nectar</text:span></text:p>
          <text:p text:style-name="P18"><text:span text:style-name="T12">Produ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2" draw:layer="layout" draw:type="line" svg:x1="9.3cm" svg:y1="11cm" svg:x2="9.6cm" svg:y2="13.18cm" draw:start-shape="id47" draw:start-glue-point="8" draw:end-shape="id49" draw:end-glue-point="0" svg:d="M9300 11000l300 2180" svg:viewBox="0 0 301 21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muel Robinson</meta:initial-creator>
    <meta:creation-date>2017-07-27T17:23:29.285000000</meta:creation-date>
    <dc:date>2017-10-31T19:23:36.541000000</dc:date>
    <dc:creator>Samuel Robinson</dc:creator>
    <meta:editing-duration>PT19H2M45S</meta:editing-duration>
    <meta:editing-cycles>14</meta:editing-cycles>
    <meta:generator>LibreOffice/5.4.2.2$Windows_X86_64 LibreOffice_project/22b09f6418e8c2d508a9eaf86b2399209b0990f4</meta:generator>
    <meta:document-statistic meta:object-count="179"/>
  </office:meta>
</office:document-meta>
</file>